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ckrabbitServerAdapterFactory.getRemoteWorkspace( Workspace work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ckrabbitServerAdapterFactory.getRemoteNodeTypeManager( NodeTypeManager 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